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1.307cm"/>
    </style:style>
    <style:style style:name="co5" style:family="table-column">
      <style:table-column-properties fo:break-before="auto" style:column-width="1.614cm"/>
    </style:style>
    <style:style style:name="co6" style:family="table-column">
      <style:table-column-properties fo:break-before="auto" style:column-width="25.499cm"/>
    </style:style>
    <style:style style:name="co7" style:family="table-column">
      <style:table-column-properties fo:break-before="auto" style:column-width="5.854cm"/>
    </style:style>
    <style:style style:name="co8" style:family="table-column">
      <style:table-column-properties fo:break-before="auto" style:column-width="3.27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407cm"/>
    </style:style>
    <style:style style:name="co11" style:family="table-column">
      <style:table-column-properties fo:break-before="auto" style:column-width="0.598cm"/>
    </style:style>
    <style:style style:name="co12" style:family="table-column">
      <style:table-column-properties fo:break-before="auto" style:column-width="0.4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81d41a"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0">
      <style:table-cell-properties fo:background-color="#81d41a"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7">
      <style:table-cell-properties fo:background-color="#81d41a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cell-protect="hidden-and-protected" style:print-content="true"/>
    </style:style>
    <style:style style:name="ce10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Calculator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Default"/>
        <table:table-column table:style-name="co4" table:visibility="collapse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screen with</text:p>
          </table:table-cell>
          <table:table-cell office:value-type="float" office:value="800" calcext:value-type="float">
            <text:p>800</text:p>
          </table:table-cell>
          <table:table-cell table:style-name="ce1" office:value-type="string" calcext:value-type="string">
            <text:p>0X</text:p>
          </table:table-cell>
          <table:table-cell table:style-name="ce1"/>
          <table:table-cell table:style-name="ce6" office:value-type="float" office:value="49" calcext:value-type="float">
            <text:p>49</text:p>
          </table:table-cell>
          <table:table-cell office:value-type="string" calcext:value-type="string">
            <text:p><text:s/>(0X..3Y from: xinput_calibrator -v)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creen height</text:p>
          </table:table-cell>
          <table:table-cell office:value-type="float" office:value="1280" calcext:value-type="float">
            <text:p>1280</text:p>
          </table:table-cell>
          <table:table-cell table:style-name="ce1" office:value-type="string" calcext:value-type="string">
            <text:p>0Y</text:p>
          </table:table-cell>
          <table:table-cell table:style-name="ce1"/>
          <table:table-cell table:style-name="ce6" office:value-type="float" office:value="408" calcext:value-type="float">
            <text:p>408</text:p>
          </table:table-cell>
          <table:table-cell office:value-type="string" calcext:value-type="string">
            <text:p><text:s text:c="5"/>see: https://wiki.archlinux.org/index.php/Talk:Calibrating_Touchscreen#Libinput_breaks_xinput_calibrator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Touch area width</text:p>
          </table:table-cell>
          <table:table-cell office:value-type="float" office:value="800" calcext:value-type="float">
            <text:p>800</text:p>
          </table:table-cell>
          <table:table-cell table:style-name="ce1" office:value-type="string" calcext:value-type="string">
            <text:p>3X</text:p>
          </table:table-cell>
          <table:table-cell table:style-name="ce1"/>
          <table:table-cell table:style-name="ce6" office:value-type="float" office:value="339" calcext:value-type="float">
            <text:p>339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Touch area height</text:p>
          </table:table-cell>
          <table:table-cell office:value-type="float" office:value="1280" calcext:value-type="float">
            <text:p>1280</text:p>
          </table:table-cell>
          <table:table-cell table:style-name="ce1" office:value-type="string" calcext:value-type="string">
            <text:p>3Y</text:p>
          </table:table-cell>
          <table:table-cell table:style-name="ce1"/>
          <table:table-cell table:style-name="ce6" office:value-type="float" office:value="55" calcext:value-type="float">
            <text:p>5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Touch area X offset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0"/>
        </table:table-row>
        <table:table-row table:style-name="ro1">
          <table:table-cell table:style-name="ce1" office:value-type="string" calcext:value-type="string">
            <text:p>Touch area Y offset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0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20"/>
        </table:table-row>
        <table:table-row table:style-name="ro1">
          <table:table-cell table:style-name="ce2" office:value-type="string" calcext:value-type="string">
            <text:p>Calibration Matrix</text:p>
          </table:table-cell>
          <table:table-cell table:style-name="ce2"/>
          <table:table-cell table:style-name="ce9" table:number-columns-repeated="2"/>
          <table:table-cell table:number-columns-repeated="20"/>
        </table:table-row>
        <table:table-row table:style-name="ro1">
          <table:table-cell office:value-type="string" calcext:value-type="string">
            <text:p>a=</text:p>
          </table:table-cell>
          <table:table-cell table:style-name="ce5" table:formula="of:=([.B1]*6/8)/([.E3]-[.E1])" office:value-type="float" office:value="2.06896551724138" calcext:value-type="float">
            <text:p>2,06896551724138</text:p>
          </table:table-cell>
          <table:table-cell/>
          <table:table-cell table:formula="of:=SUBSTITUTE(TEXT([.B9];&quot;0,##############&quot;);&quot;,&quot;;&quot;.&quot;)" office:value-type="string" office:string-value="2.06896551724138" calcext:value-type="string">
            <text:p>2.06896551724138</text:p>
          </table:table-cell>
          <table:table-cell/>
          <table:table-cell table:style-name="ce11" table:number-columns-repeated="2"/>
          <table:table-cell table:number-columns-repeated="17"/>
        </table:table-row>
        <table:table-row table:style-name="ro1">
          <table:table-cell office:value-type="string" calcext:value-type="string">
            <text:p>c=</text:p>
          </table:table-cell>
          <table:table-cell table:style-name="ce5" table:formula="of:=(([.B1]/8)-([.B9]*[.E1]))/[.B1]" office:value-type="float" office:value="-0.00172413793103448" calcext:value-type="float">
            <text:p>-0,001724137931034</text:p>
          </table:table-cell>
          <table:table-cell/>
          <table:table-cell table:formula="of:=SUBSTITUTE(TEXT([.B10];&quot;0,##############&quot;);&quot;,&quot;;&quot;.&quot;)" office:value-type="string" office:string-value="-0.00172413793103" calcext:value-type="string">
            <text:p>-0.001724137931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=</text:p>
          </table:table-cell>
          <table:table-cell table:style-name="ce5" table:formula="of:=([.B2]*6/8)/([.E4]-[.E2])" office:value-type="float" office:value="-2.71954674220963" calcext:value-type="float">
            <text:p>-2,71954674220963</text:p>
          </table:table-cell>
          <table:table-cell/>
          <table:table-cell table:formula="of:=SUBSTITUTE(TEXT([.B11];&quot;0,##############&quot;);&quot;,&quot;;&quot;.&quot;)" office:value-type="string" office:string-value="-2.71954674220963" calcext:value-type="string">
            <text:p>-2.719546742209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=</text:p>
          </table:table-cell>
          <table:table-cell table:style-name="ce7" table:formula="of:=(([.B2]/8)-([.B11]*[.E2]))/[.B2]" office:value-type="float" office:value="0.99185552407932" calcext:value-type="float">
            <text:p>0,99185552407932</text:p>
          </table:table-cell>
          <table:table-cell/>
          <table:table-cell table:formula="of:=SUBSTITUTE(TEXT([.B12];&quot;0,##############&quot;);&quot;,&quot;;&quot;.&quot;)" office:value-type="string" office:string-value="0.99185552407932" calcext:value-type="string">
            <text:p>0.99185552407932</text:p>
          </table:table-cell>
          <table:table-cell/>
          <table:table-cell table:style-name="ce12" table:formula="of:=CONCATENATE(&quot;xinput --set-prop silead_ts 'libinput Calibration Matrix' &quot;;[.D9];&quot;, 0.0, &quot;;[.D10];&quot;, 0.0, &quot;;[.D11];&quot;, &quot;;[.D12];&quot;, 0.0, 0.0, 1.0&quot;)" office:value-type="string" office:string-value="xinput --set-prop silead_ts 'libinput Calibration Matrix' 2.06896551724138, 0.0, -0.00172413793103, 0.0, -2.71954674220963, 0.99185552407932, 0.0, 0.0, 1.0" calcext:value-type="string">
            <text:p>xinput --set-prop silead_ts 'libinput Calibration Matrix' 2.06896551724138, 0.0, -0.00172413793103, 0.0, -2.71954674220963, 0.99185552407932, 0.0, 0.0, 1.0</text:p>
          </table:table-cell>
          <table:table-cell table:number-columns-repeated="18"/>
        </table:table-row>
        <table:table-row table:style-name="ro1" table:number-rows-repeated="2">
          <table:table-cell table:style-name="ce4" table:number-columns-repeated="2"/>
          <table:table-cell table:number-columns-repeated="22"/>
        </table:table-row>
        <table:table-row table:style-name="ro1">
          <table:table-cell table:style-name="ce5" office:value-type="string" calcext:value-type="string">
            <text:p>Coordinate Transformation Matrix</text:p>
          </table:table-cell>
          <table:table-cell table:style-name="ce5"/>
          <table:table-cell table:number-columns-repeated="22"/>
        </table:table-row>
        <table:table-row table:style-name="ro1">
          <table:table-cell office:value-type="string" calcext:value-type="string">
            <text:p>c0=</text:p>
          </table:table-cell>
          <table:table-cell table:style-name="ce8" table:formula="of:=[.B3]/[.B1]" office:value-type="float" office:value="1" calcext:value-type="float">
            <text:p>1,00000000000000</text:p>
          </table:table-cell>
          <table:table-cell/>
          <table:table-cell table:formula="of:=SUBSTITUTE(TEXT([.B16];&quot;0,##############&quot;);&quot;,&quot;;&quot;.&quot;)" office:value-type="string" office:string-value="1" calcext:value-type="string">
            <text:p>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1=</text:p>
          </table:table-cell>
          <table:table-cell table:style-name="ce8" table:formula="of:=[.B5]/[.B1]" office:value-type="float" office:value="0" calcext:value-type="float">
            <text:p>0,00000000000000</text:p>
          </table:table-cell>
          <table:table-cell/>
          <table:table-cell table:formula="of:=SUBSTITUTE(TEXT([.B17];&quot;0,##############&quot;);&quot;,&quot;;&quot;.&quot;)" office:value-type="string" office:string-value="0" calcext:value-type="string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2=</text:p>
          </table:table-cell>
          <table:table-cell table:style-name="ce8" table:formula="of:=[.B4]/[.B2]" office:value-type="float" office:value="1" calcext:value-type="float">
            <text:p>1,00000000000000</text:p>
          </table:table-cell>
          <table:table-cell/>
          <table:table-cell table:formula="of:=SUBSTITUTE(TEXT([.B18];&quot;0,##############&quot;);&quot;,&quot;;&quot;.&quot;)" office:value-type="string" office:string-value="1" calcext:value-type="string">
            <text:p>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3=</text:p>
          </table:table-cell>
          <table:table-cell table:style-name="ce8" table:formula="of:=[.B6]/[.B2]" office:value-type="float" office:value="0" calcext:value-type="float">
            <text:p>0,00000000000000</text:p>
          </table:table-cell>
          <table:table-cell/>
          <table:table-cell table:formula="of:=SUBSTITUTE(TEXT([.B19];&quot;0,##############&quot;);&quot;,&quot;;&quot;.&quot;)" office:value-type="string" office:string-value="0" calcext:value-type="string">
            <text:p>0</text:p>
          </table:table-cell>
          <table:table-cell/>
          <table:table-cell table:formula="of:=CONCATENATE(&quot;xinput --set-prop silead_ts 'Coordinate Transformation Matrix' &quot;;[.D16];&quot;, 0.0, &quot;;[.D17];&quot;, 0.0, &quot;;[.D18];&quot;, &quot;;[.D19];&quot;, 0.0, 0.0, 1.0&quot;)" office:value-type="string" office:string-value="xinput --set-prop silead_ts 'Coordinate Transformation Matrix' 1, 0.0, 0, 0.0, 1, 0, 0.0, 0.0, 1.0" calcext:value-type="string">
            <text:p>xinput --set-prop silead_ts 'Coordinate Transformation Matrix' 1, 0.0, 0, 0.0, 1, 0, 0.0, 0.0, 1.0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formula="of:=TEXT([.B8];&quot;###,##############&quot;)">
            <text:p/>
          </table:table-cell>
          <table:table-cell table:style-name="Default"/>
          <table:table-cell table:number-columns-repeated="20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swapXY</text:p>
          </table:table-cell>
          <table:table-cell table:formula="of:=CONCATENATE(&quot;xinput --set-prop silead_ts 'Coordinate Transformation Matrix' &quot;;&quot;0.0, &quot;;[.D18];&quot;, &quot;;[.D19];&quot;, &quot;;[.D16];&quot;, 0.0, &quot;;[.D17];&quot;, 0.0, 0.0, 1.0&quot;)" office:value-type="string" office:string-value="xinput --set-prop silead_ts 'Coordinate Transformation Matrix' 0.0, 1, 0, 1, 0.0, 0, 0.0, 0.0, 1.0" calcext:value-type="string">
            <text:p>xinput --set-prop silead_ts 'Coordinate Transformation Matrix' 0.0, 1, 0, 1, 0.0, 0, 0.0, 0.0, 1.0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style-name="ce11"/>
          <table:table-cell table:number-columns-repeated="18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style-name="ce11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121" number:language="en" number:country="US">
      <number:number number:decimal-places="8" loext:min-decimal-places="8" number:min-integer-digits="1"/>
    </number:number-style>
    <number:number-style style:name="N10122" number:language="en" number:country="US" number:title="Definido por el usuario">
      <number:number number:decimal-places="14" loext:min-decimal-places="1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7T20:10:55.801105542</meta:creation-date>
    <dc:date>2020-08-08T13:47:20.474080110</dc:date>
    <meta:editing-duration>PT2H21M47S</meta:editing-duration>
    <meta:editing-cycles>18</meta:editing-cycles>
    <meta:generator>LibreOffice/6.4.5.2$Linux_X86_64 LibreOffice_project/40$Build-2</meta:generator>
    <meta:document-statistic meta:table-count="1" meta:cell-count="53" meta:object-count="0"/>
  </office:meta>
</office:document-meta>
</file>